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8c54" officeooo:paragraph-rsid="001e8c54"/>
    </style:style>
    <style:style style:name="P2" style:family="paragraph" style:parent-style-name="Standard">
      <style:text-properties officeooo:rsid="001fe4f7" officeooo:paragraph-rsid="001fe4f7"/>
    </style:style>
    <style:style style:name="T1" style:family="text">
      <style:text-properties officeooo:rsid="001e2257"/>
    </style:style>
    <style:style style:name="T2" style:family="text">
      <style:text-properties officeooo:rsid="001fef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m going to talk about is what the Na were like in the past, but in the end, that applies just as much to today. All times are the same, aren't they? <text:span text:style-name="T1">When we talk about t</text:span>raditions... when we say that the Na had beautiful traditions, what exactly was beautiful about them?</text:p>
      <text:p text:style-name="Standard"><text:tab/><text:tab/>One central element was that they knew how to look after the elderly. And a second key point is the importance attached to hospitality. Even if we didn't have a lot of food, or not even enough to eat properly, we made sure we remembered that a guest might come, and we set aside some good food to celebrate when the occasion arose. Sometimes a piece of meat was kept for three full years, or more commonly for two. (Note: in the cool, dry, sunny climate, dried meat keeps well. Meat was an important part of meals, especially festive meals). ‘We might be getting a visit from someone! One day or another, we'll have guests’, we used to say. The young people, in top form, the best pieces, they did not touch them: they deprived themselves of them to leave them to the old people, the children, and the guests. In case three or four guests turned up, it was essential to have alcohol, pork and chicken in the house.</text:p>
      <text:p text:style-name="Standard"><text:tab/><text:tab/>Today, it's not at all the same. If you don't have provisions at home, you don't worry. We say to ourselves, ‘What's there to worry about? You can just go and buy everything you need at the market! But old people still have their old-fashioned habits. Their way of looking at things is that you might have a visitor one of these days, and it's not a question of eating a nice piece of meat as part of an ordinary meal. You keep the nice pieces aside, with the idea of offering them to passing guests; you build up a reserve. In the old days, you couldn't buy these things in shops like you can today, could you? The truth is, food for the whole household was kept at home. And even today, even though you can get anything you want at the market, we still consider what we grow on our own farm to be better than what we buy at the market. So we squeeze them in at home, just like in the old days! And when a guest comes over, we make them a nice dish, rather than serving them food bought at the market!</text:p>
      <text:p text:style-name="Standard"><text:tab/><text:tab/>Back home, when I lived in Yongning, well, Daeshi's [his ethnologist son] friends used to drop by, so I had visitors from all over the world. Some came from Taiwan, some from Japan, yes, some from Shanghai, Kunming, Peking! My son Daeshi called me: ‘Ama! There are guests coming today! Prepare a meal’, he'd say. Well, I'd stocked up on sausages, dried pig's trotters, dried pig's trotters and bacon. And I cooked all that for them! ‘Eeeeh well! Ama, the meal is ex-cel-lent!’ said the guests!</text:p>
      <text:p text:style-name="Standard"><text:tab/><text:tab/>My two daughters lived elsewhere, so Kizzo [a daughter-in-law] and I were the only ones at home, weren't we; well, the two of us, we were the only adults. [Note: two granddaughters and a grandson, still children, also lived at home]. Daeshi, too, in short: they were all far away. Sometimes they would bring guests home! I'd explain to my daughter-in-law: ‘You mustn't eat that lovely morsel, Kizzo! Basically, the two of us at home had an abundance of food; we could have feasted to our heart's content. But there was no question of indulging in gluttony: when guests turned up, if we'd had nothing to give them, we'd have been laughed at! ‘Back home, well, they're a strange family! You'd think the mother of the family didn't know how to run her household! That's how we saw things. As a result, even though we killed three pigs a year, we, the year-round inhabitants of the house, well, the best cuts of meat weren't for us! Our usual fare was boiled bacon. We kept the meat from the pig's legs in reserve, as well as sausages, preserved pork (琵琶肉), hams, in short, all the good cuts of meat. Every time there were guests, a nice piece of meat was boiled. If the guests didn't eat it all, only then did the people in the household get to eat it.</text:p>
      <text:p text:style-name="Standard"/>
      <text:p text:style-name="P1">(2)</text:p>
      <text:p text:style-name="Standard">In the old days, my grandmother used to say: ‘If you eat these good things on your own, only your hips will enjoy them! Whereas if you offer them to guests, well, you'll earn compliments in abundance; the memory will remain far and long!’ </text:p>
      <text:p text:style-name="Standard">If you're greedy, all you gain is an extra layer of fat in your hips. Whereas if guests eat it and take it away with them, the memory of good food will be preserved and amplified. </text:p>
      <text:p text:style-name="Standard">All this is the voice of tradition: words of old (前时刻), as they say in Chinese!</text:p>
      <text:p text:style-name="Standard"><text:soft-page-break/><text:tab/><text:tab/>Some visiting Japanese people (colleagues and friends of Daeshi) asked me, ‘Ama, what's all this meat we see here at your place?’ I explained to them how the meat is smoked above the fireplace and how it is preserved. When we start cooking for guests, we boil a whole pot, with sausages, a quarter of ham, a quarter of preserved leg; we kill a chicken, and in this way we serve a meal for more than twenty people! I cooked the rice in the grain pan. We didn't steam the rice, we cooked it in water. If you use an electric rice cooker, for visitors, it doesn't have the same flavour as rice cooked over a wood fire. So I prepared the rice in the grain pan!</text:p>
      <text:p text:style-name="Standard"><text:tab/><text:tab/>When the guests tasted it, they ate with great appetite, and were full of praise. ‘Yummy, how good it is! Really, it's delicious!’ Before they left, Daeshi took a group photo as a souvenir of the day. They sent me the photos after having them developed.</text:p>
      <text:p text:style-name="Standard"><text:tab/><text:tab/>Really, the Na, they took care of each other! When a guest came, they showed him the most generous hospitality. In the old days, it was the elders who taught us all that. Today, it's my turn to pass on these good precepts to the younger generation! These days, when something's missing, you go to the market, buy what you need and eat it yourself. But I tell my daughter-in-law Gisso the old-fashioned way: make do with the small parts, and keep the good bits in store.</text:p>
      <text:p text:style-name="Standard"><text:tab/><text:tab/>It's also true that if there are elderly people in the house, they can suddenly pass away, and if the event takes you by surprise at a time when you don't immediately have something to take out of the storeroom to prepare a meal for the people who come to the house, there's a lot of talk.</text:p>
      <text:p text:style-name="Standard">That was the main thing: in the old days, we took great care of the elderly, of our guests, and also of the children. When you kill a chicken, you give the wings to the elderly. The children were given the legs! The rest of us, adult women (literally ‘mothers of children’) and adult men (literally ‘fathers of children’), eat only a small, not very tasty, piece of the chicken that we share as a family! Basically, we just drink the soup. Children, the elderly and guests come first! That's really how it used to be. In my family, when we three children (the three siblings) were small, there were four elderly people in the house. The three of us didn't eat chicken meat, we only got the feet [the part without meat, which is nibbled on without much benefit]. We were only allowed the small parts! Children and the elderly didn't eat together as they do today: we ate separately. For the elderly, a chicken wing and a piece of chicken breast were put on the plate intended for them. Children were given a chicken leg. Broth was also served, and everyone had their own bowl.</text:p>
      <text:p text:style-name="P1">(3)</text:p>
      <text:p text:style-name="P1">Children and the elderly didn't eat together as they do today: we ate separately. For the elderly, a chicken wing and a piece of chicken breast were put on the plate intended for them. Children were given a chicken leg. Broth was also served, and everyone had their own bowl.</text:p>
      <text:p text:style-name="P1">When guests and children came, they were first sent outside to play, while the guests ate their meal. The elderly and the guests were seated and served their meals. Then, after they'd finished eating, it was the children's turn. And finally, we, the parents (=the parents' generation: after childhood and before old age). So there were three courses in all: one for the guests and the elderly, one for the children, and one for the adults.</text:p>
      <text:p text:style-name="P1"><text:tab/><text:tab/>Today, whatever the number of guests, we all eat together! In the old days, a distinction was made between guests who had come from near and from far. The former were considered to be our own; they were served food like family members, in the same service. For guests who had come from far away, a special first course was prepared. Above all, we honoured these guests! That's how it was done!</text:p>
      <text:p text:style-name="P1"><text:tab/><text:tab/>So, what else can I tell you about this? Well, there was once one who came from Peking; what a joke that one was! They say he used to cook locusts in Lijiang! [Ama was trying to understand bits of his lively conversation, which was almost unintelligible for lack of a common language; she thought she remembered him telling her, with gestures, that he had once sold grilled locusts on a market in Lijiang.] This person who had travelled halfway across China arrived at my house one evening. At home, he got up from his place below the fireplace [the place of honour for guests] to sing a song that my son Daeshi had written, and he called me ‘Ama’! [The mistress of the house allowed herself to be moved and offered the stranger the most hospitable Na welcome, without suspecting that she was in fact dealing with an uncouth person.] He sang the song ‘How <text:soft-page-break/>beautiful our Lake is, how good our Mother is’ [a song written by the speaker's son]. He added that the next day he was going to help us in the fields. I told him: ‘Don't bother! At home, Gisso and I don't have any tasks that we could entrust to you. But if you want to come and live here, with me, you're welcome’. So he said: ‘Ama, well that's agreed, I'll come and live with you!’ And I said, ‘OK! He stayed with me for the first night, then he left: I think he was going to the village of Wenquan. When he came back, he'd been to the lake and was bringing back four... no, five fish about this big that he'd bought there. He said to me: ‘Ama, prepare them!’ So I cooked them for him, didn't I! That day, there were a few guests at my house, people from the village. When the fish was cooked, lo and behold, he ate and ate and ate until he'd finished it all by himself! The people from the village who were at home that day laughed at me. They said to me: ‘Your guest, where did he come from? So what, he didn't offer us a taste! He stuffed himself, finished it all off and we got nothing! Back home, it wouldn't have happened like that, we'd have scolded him strongly!’</text:p>
      <text:p text:style-name="P1">You, on the other hand, when you lived at my place, you went like this: "eh uh, that's for her! eh uh, that's for him! [Ama imitates the gesture of the visitor offering a piece of food to such and such, and the wobbly expression that accompanies the gesture, the visitor being very hesitant in his rudimentary Na language.] People noticed! ‘Ama, your guest there, the Frenchman, the one you treated as your “adopted son”, he seems to have a way with life! He shares with the others, even before he's started eating! But the guy who came to your place the other day, the guy from Beijing, what a strange fellow he was! He turned away from us to eat by himself.’ That's what they said! </text:p>
      <text:p text:style-name="P1">These people who say good things about you, they're all the people who used to come to my house, all the people who saw you when you were in Yongning, aren't they? When you ate apples, it was all ‘Ama, here! Gisso, here! Ddeema, here!’, wasn't that how it was? [The mistress of the house had bought a large supply of apples for the visitor; he ate them with appetite, and offered pieces all round.]</text:p>
      <text:p text:style-name="P2">(4)</text:p>
      <text:p text:style-name="P2">When you ate apples, it was all ‘Ama, here! Gisso, here! Ddeema, here!’, wasn't that how it was? [The mistress of the house had bought a large supply of apples for the visitor; he ate them with appetite, and offered pieces all round.]</text:p>
      <text:p text:style-name="P2">The guests were entitled to them too: you'd cut off quarter after quarter and offer your little apple pieces, right? It made a good impression. They'd say: ‘Ah well, that one's a good person! He's just like us, the Na! Whereas the other one, sure enough, was a real Chinese (Han), rough around the edges! What kind of a man was he?’ We had a good laugh at his expense.</text:p>
      <text:p text:style-name="P2"><text:tab/><text:tab/>People talk about one another! This is what we used to say: ‘When someone does something good, word gets around; and when he does something bad, word also gets around’. In the old days, we used to say: ‘Whatever you do, people will talk about you, either well or badly’. And that's not just something from the past, frozen in tradition: it's still the same today, new stories are created about everyone, and some are forgotten. [The speaker is expressing her conviction that there is no clear dividing line between tradition on the one hand and anecdotes on the other: an anecdote that circulates becomes part of oral tradition.] What I say about the old days applies just as much today!</text:p>
      <text:p text:style-name="P2"><text:tab/><text:tab/>So we, Na, no matter how preoccupied we are with our own affairs, and even if we have our own worries, we give priority to our elders: they always come first! We also take great care of our children! Adults in the prime of life, they did their best! Children need constant care, so they grow up in the best possible conditions. And the elders, the elderly, they gave what they could in their time, they brought us up, and now that they're old, out of gratitude, we take care of them. These good habits are common practice, and this fosters emulation between families: we take our cue from you, you take our cue from us. When such and such a family neglects their elders a little, we hold them up as counter-examples: ‘Don't do what they do! What kind of family is this? Their father and mother brought them up: that's no mean feat! They deserve honour and respect for the rest of their lives. They bring you up; if, in the future, you do bad things, it's the same as hurting your own mother and father [by not fulfilling the duty of filial piety, which consists of giving them reasons to be proud of you]. Ah, you children, you won't do any good!’ [The elders deplore the lack <text:soft-page-break/>of filial piety of other people's children, and predict that their own children will show the same ingratitude; this is a didactic device, so that the children to whom it is said will firmly resolve not to follow the bad example, and to be themselves worthy heirs to the fine traditions they are shown]. We have a duty to be kind to old people! That's what we were told: that's what the elderly, the old, taught us, and they also pointed out cases where, in some families, the elderly were not well looked after.</text:p>
      <text:p text:style-name="P2"><text:tab/><text:tab/>You're responsible for who you associate with, and therefore for the habits you adopt when you come into contact with other people; it's important to choose wisely. If the house is not well kept (literally: ‘if there is neither salt nor tea in the house’), if we neglect to ensure a certain level of comfort for the members of the household, we will be reprimanded! ‘You children, you mustn't follow their example! Your mother brought you up; it cost her a lot of effort and sacrifice! Then it'll be your turn to look after others; you'll have to look after the elderly! If something is lacking at home, take matters into your own hands, go and get what the family needs, and give it to the members of your family!’ That's what we used to say!</text:p>
      <text:p text:style-name="P2"><text:tab/><text:tab/>Among the young people, there's someone who's familiar with the old people in the village and who knows what they're thinking, and who says to the others: ‘Wow, we're going to get our bells rung! Really, the rest of us need to give a bit of thought to the old folks!’ Somebody has to dot the i's and cross the t's, to point out that we shouldn't take our example from such and such a bad subject, and that we should instead take our example from such and such a person.</text:p>
      <text:p text:style-name="P2"><text:tab/><text:tab/><text:span text:style-name="T2">(continuer à partir de: ligne 221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21:01:08.340371098</meta:creation-date>
    <dc:date>2024-07-31T21:41:27.808000719</dc:date>
    <meta:editing-duration>PT9M58S</meta:editing-duration>
    <meta:editing-cycles>3</meta:editing-cycles>
    <meta:generator>LibreOffice/7.3.7.2$Linux_X86_64 LibreOffice_project/30$Build-2</meta:generator>
    <meta:document-statistic meta:table-count="0" meta:image-count="0" meta:object-count="0" meta:page-count="4" meta:paragraph-count="29" meta:word-count="2927" meta:character-count="15656" meta:non-whitespace-character-count="12733"/>
  </office:meta>
</office:document-meta>
</file>